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ditBuildScript.writeFile( File f , StringBuffer ch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ditBuildScript.main( String [ ] ar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ditBuildScript.readFile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ditBuildScript.copy( Reader r , Writer w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